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9" draw:id="id9" draw:layer="layout" svg:width="6.35cm" svg:height="2.794cm" svg:x="10.668cm" svg:y="2.794cm">
          <text:p text:style-name="P1">EGF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3.556cm" svg:height="2.032cm" svg:x="22.352cm" svg:y="13.716cm">
          <text:p text:style-name="P1">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3.556cm" svg:height="2.032cm" svg:x="0.762cm" svg:y="0.762cm">
          <text:p text:style-name="P1">EG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3.556cm" svg:height="2.032cm" svg:x="12.192cm" svg:y="13.716cm">
          <text:p text:style-name="P1">RA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3.556cm" svg:height="2.032cm" svg:x="1.524cm" svg:y="13.716cm">
          <text:p text:style-name="P1">ME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3.556cm" svg:height="2.032cm" svg:x="1.524cm" svg:y="18.034cm">
          <text:p text:style-name="P1">E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3.556cm" svg:height="2.032cm" svg:x="24.444cm" svg:y="0.762cm">
          <text:p text:style-name="P1">T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2.352cm" svg:y1="14.732cm" svg:x2="15.748cm" svg:y2="14.732cm" draw:start-shape="id1" draw:start-glue-point="3" draw:end-shape="id2" draw:end-glue-point="1" svg:d="m22352 14732h-6604" svg:viewBox="0 0 6605 1">
          <text:p/>
        </draw:connector>
        <draw:connector draw:style-name="gr2" draw:text-style-name="P1" draw:layer="layout" draw:type="line" svg:x1="12.192cm" svg:y1="14.732cm" svg:x2="5.08cm" svg:y2="14.732cm" draw:start-shape="id2" draw:start-glue-point="3" draw:end-shape="id3" draw:end-glue-point="1" svg:d="m12192 14732h-7112" svg:viewBox="0 0 7113 1">
          <text:p/>
        </draw:connector>
        <draw:connector draw:style-name="gr2" draw:text-style-name="P1" draw:layer="layout" draw:type="line" svg:x1="3.302cm" svg:y1="15.748cm" svg:x2="3.302cm" svg:y2="18.034cm" draw:start-shape="id3" draw:start-glue-point="2" draw:end-shape="id4" svg:d="m3302 15748v2286" svg:viewBox="0 0 1 2287">
          <text:p/>
        </draw:connector>
        <draw:connector draw:style-name="gr2" draw:text-style-name="P1" draw:layer="layout" draw:type="line" svg:x1="24.444cm" svg:y1="1.778cm" svg:x2="21.082cm" svg:y2="1.778cm" draw:start-shape="id5" draw:start-glue-point="3" draw:end-shape="id6" svg:d="m24444 1778h-3362" svg:viewBox="0 0 3363 1">
          <text:p/>
        </draw:connector>
        <draw:connector draw:style-name="gr2" draw:text-style-name="P1" draw:layer="layout" draw:type="line" svg:x1="4.826cm" svg:y1="9.652cm" svg:x2="12.192cm" svg:y2="9.652cm" draw:start-shape="id7" draw:start-glue-point="1" draw:end-shape="id8" draw:end-glue-point="3" svg:d="m4826 9652h7366" svg:viewBox="0 0 7367 1">
          <text:p/>
        </draw:connector>
        <draw:custom-shape draw:style-name="gr1" draw:text-style-name="P1" xml:id="id7" draw:id="id7" draw:layer="layout" svg:width="3.556cm" svg:height="2.032cm" svg:x="1.27cm" svg:y="8.636cm">
          <text:p text:style-name="P1">SH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8" draw:id="id8" draw:layer="layout" svg:width="3.556cm" svg:height="2.032cm" svg:x="12.192cm" svg:y="8.636cm">
          <text:p text:style-name="P1">GRB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3.843cm" svg:y1="5.588cm" svg:x2="3.048cm" svg:y2="8.636cm" draw:start-shape="id9" draw:start-glue-point="2" draw:end-shape="id7" draw:end-glue-point="0" svg:d="m13843 5588v1525h-10795v1523" svg:viewBox="0 0 10796 3049">
          <text:p/>
        </draw:connector>
        <draw:custom-shape draw:style-name="gr1" draw:text-style-name="P1" xml:id="id10" draw:id="id10" draw:layer="layout" svg:width="3.556cm" svg:height="2.032cm" svg:x="22.352cm" svg:y="8.636cm">
          <text:p text:style-name="P1">SOS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4.13cm" svg:y1="13.716cm" svg:x2="24.13cm" svg:y2="13.716cm" draw:start-shape="id1" draw:end-shape="id1" draw:end-glue-point="0" svg:d="m24130 13716" svg:viewBox="0 0 1 1">
          <text:p/>
        </draw:connector>
        <draw:connector draw:style-name="gr2" draw:text-style-name="P1" draw:layer="layout" draw:type="line" svg:x1="24.13cm" svg:y1="10.668cm" svg:x2="24.13cm" svg:y2="13.716cm" draw:start-shape="id10" draw:start-glue-point="2" draw:end-shape="id1" svg:d="m24130 10668v3048" svg:viewBox="0 0 1 3049">
          <text:p/>
        </draw:connector>
        <draw:custom-shape draw:style-name="gr1" draw:text-style-name="P1" xml:id="id6" draw:id="id6" draw:layer="layout" svg:width="3.556cm" svg:height="2.032cm" svg:x="17.526cm" svg:y="0.762cm">
          <text:p text:style-name="P1">TGF-<text:span text:style-name="T1">α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5.748cm" svg:y1="9.652cm" svg:x2="22.352cm" svg:y2="9.652cm" draw:start-shape="id8" draw:start-glue-point="1" draw:end-shape="id10" draw:end-glue-point="3" svg:d="m15748 9652h6604" svg:viewBox="0 0 6605 1">
          <text:p/>
        </draw:connector>
        <draw:path draw:style-name="gr3" draw:text-style-name="P1" draw:layer="layout" svg:width="10.237cm" svg:height="2.633cm" draw:transform="rotate (0.531801823082672) translate (0.507999999999999cm 7.112cm)" svg:viewBox="0 0 10238 2634" svg:d="m0 0c5010 0 10238 2634 10238 2634">
          <text:p/>
        </draw:path>
        <draw:path draw:style-name="gr3" draw:text-style-name="P1" draw:layer="layout" svg:width="9.791cm" svg:height="2.711cm" draw:transform="skewX (-7.01345833351188E-017) rotate (2.5535912285929) translate (25.1655475226801cm 9.62268447847882cm)" svg:viewBox="0 0 9792 2712" svg:d="m0 2712c4579 0 9792-2712 9792-2712">
          <text:p/>
        </draw:path>
        <draw:connector draw:style-name="gr2" draw:text-style-name="P1" draw:layer="layout" svg:x1="4.318cm" svg:y1="1.778cm" svg:x2="13.843cm" svg:y2="2.794cm" draw:start-shape="id11" draw:start-glue-point="1" draw:end-shape="id9" draw:end-glue-point="0" svg:d="m4318 1778h9525v1016" svg:viewBox="0 0 9526 1017">
          <text:p/>
        </draw:connector>
        <draw:connector draw:style-name="gr2" draw:text-style-name="P1" draw:layer="layout" svg:x1="17.526cm" svg:y1="1.778cm" svg:x2="13.843cm" svg:y2="2.794cm" draw:start-shape="id6" draw:start-glue-point="3" draw:end-shape="id9" draw:end-glue-point="0" svg:d="m17526 1778h-3683v1016" svg:viewBox="0 0 3684 1017">
          <text:p/>
        </draw:connector>
        <draw:polyline draw:style-name="gr3" draw:text-style-name="P1" draw:layer="layout" svg:width="8.889cm" svg:height="2.539cm" svg:x="5.08cm" svg:y="16.51cm" svg:viewBox="0 0 8890 2540" draw:points="0,2540 8890,2540 8890,0">
          <text:p/>
        </draw:polyline>
        <draw:polyline draw:style-name="gr3" draw:text-style-name="P1" xml:id="id12" draw:id="id12" draw:layer="layout" svg:width="10.413cm" svg:height="2.539cm" svg:x="13.97cm" svg:y="16.51cm" svg:viewBox="0 0 10414 2540" draw:points="0,2540 10414,2540 10414,0">
          <text:p/>
        </draw:polyline>
        <draw:line draw:style-name="gr3" draw:text-style-name="P1" draw:layer="layout" svg:x1="13.462cm" svg:y1="16.51cm" svg:x2="14.478cm" svg:y2="16.51cm">
          <text:p/>
        </draw:line>
        <draw:line draw:style-name="gr3" draw:text-style-name="P1" draw:layer="layout" svg:x1="23.876cm" svg:y1="16.51cm" svg:x2="24.892cm" svg:y2="16.51cm">
          <text:p/>
        </draw:line>
        <draw:connector draw:style-name="gr2" draw:text-style-name="P1" xml:id="id13" draw:id="id13" draw:layer="layout" draw:type="line" svg:x1="26.324cm" svg:y1="19.104cm" svg:x2="26.222cm" svg:y2="2.794cm" draw:end-shape="id5" draw:end-glue-point="2" svg:d="m26324 19104-102-16310" svg:viewBox="0 0 103 16311">
          <text:p/>
        </draw:connector>
        <draw:connector draw:style-name="gr3" draw:text-style-name="P1" draw:layer="layout" draw:type="line" svg:x1="19.177cm" svg:y1="19.05cm" svg:x2="26.324cm" svg:y2="19.104cm" draw:start-shape="id12" draw:start-glue-point="2" draw:end-shape="id13" draw:end-glue-point="2" svg:d="m19177 19050 7147 54" svg:viewBox="0 0 7148 55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6%" fo:text-align="start" style:text-autospace="none" style:writing-mode="lr-tb"/>
      <style:text-properties style:use-window-font-color="true" fo:font-family="Calibri" style:font-family-generic="roman" style:font-pitch="variable" fo:font-size="11pt" fo:language="en" fo:country="US" style:letter-kerning="true" style:font-size-asian="11pt" style:language-asian="ar" style:country-asian="SA" style:font-family-complex="'WenQuanYi Micro Hei'" style:font-pitch-complex="variabl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Numbering_20_Symbols" style:display-name="Numbering Symbols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DejaVu Sans Mono'" style:font-family-generic-complex="modern" style:font-pitch-complex="fixed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style:use-window-font-color="true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/>
    </style:style>
    <style:style style:name="Balloon_20_Text" style:display-name="Balloon Text" style:family="graphic">
      <style:paragraph-properties fo:margin-top="0cm" fo:margin-bottom="0cm" style:line-height-at-least="0.31cm" fo:text-align="start" style:text-autospace="none" style:writing-mode="lr-tb"/>
      <style:text-properties style:use-window-font-color="true" fo:font-family="Tahoma" style:font-family-generic="roman" style:font-pitch="variable" fo:font-size="8pt" style:font-family-asian="Tahoma" style:font-family-generic-asian="swiss" style:font-pitch-asian="variable" style:font-size-asian="8pt"/>
    </style:style>
    <style:style style:name="Index" style:family="graphic">
      <style:paragraph-properties fo:text-align="start" style:text-autospace="none" style:writing-mode="lr-tb"/>
      <style:text-properties style:use-window-font-color="true" style:font-family-asian="'Lohit Hindi'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family-asian="'Lohit Hindi'"/>
    </style:style>
    <style:style style:name="Subtitle_20_Char" style:display-name="Subtitle Char" style:family="graphic">
      <style:paragraph-properties style:text-autospace="none"/>
      <style:text-properties fo:color="#657c9c" fo:font-size="14pt" fo:letter-spacing="0.026cm" style:font-size-asian="14pt" style:font-size-complex="14pt"/>
    </style:style>
    <style:style style:name="Title_20_Char" style:display-name="Title Char" style:family="graphic">
      <style:paragraph-properties style:text-autospace="none"/>
      <style:text-properties fo:color="#5b9bd5" fo:font-family="'Calibri Light'" style:font-family-generic="roman" style:font-pitch="variable" fo:font-size="32pt" fo:letter-spacing="-0.018cm" fo:font-weight="bold" style:letter-kerning="true" style:font-size-asian="28pt" style:font-weight-asian="bold" style:font-size-complex="28pt" style:font-weight-complex="bold"/>
    </style:style>
    <style:style style:name="style314" style:family="graphic">
      <style:paragraph-properties style:text-autospace="none"/>
    </style:style>
    <style:style style:name="style299" style:family="graphic">
      <style:paragraph-properties style:text-autospace="none"/>
    </style:style>
    <style:style style:name="style364" style:family="graphic">
      <style:paragraph-properties style:text-autospace="none"/>
    </style:style>
    <style:style style:name="style329" style:family="graphic">
      <style:paragraph-properties style:text-autospace="none"/>
    </style:style>
    <style:style style:name="style366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style365" style:family="graphic">
      <style:paragraph-properties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ter </meta:initial-creator>
    <meta:creation-date>2014-11-13T13:27:28</meta:creation-date>
    <dc:date>2014-11-14T17:14:51</dc:date>
    <dc:creator>Carter </dc:creator>
    <meta:editing-duration>PT14M14S</meta:editing-duration>
    <meta:editing-cycles>5</meta:editing-cycles>
    <meta:generator>LibreOffice/3.5$Linux_X86_64 LibreOffice_project/350m1$Build-2</meta:generator>
    <meta:document-statistic meta:object-count="53"/>
  </office:meta>
</office:document-meta>
</file>